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47EF00003F90FAD31C99.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Arial"/>
    </style:style>
    <style:style style:name="P2" style:family="paragraph" style:parent-style-name="Standard">
      <style:paragraph-properties fo:margin-top="0cm" fo:margin-bottom="0.353cm" fo:line-height="115%" style:text-autospace="none"/>
      <style:text-properties style:font-name="Arial" fo:font-size="9pt" fo:language="zxx" fo:country="none" style:text-underline-style="none" fo:font-weight="normal" style:font-size-asian="9pt" style:font-weight-asian="normal" style:font-size-complex="9pt" style:font-weight-complex="normal"/>
    </style:style>
    <style:style style:name="P3" style:family="paragraph" style:parent-style-name="Standard">
      <style:paragraph-properties fo:margin-top="0cm" fo:margin-bottom="0.353cm" fo:line-height="115%" style:text-autospace="none"/>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P4" style:family="paragraph" style:parent-style-name="Standard">
      <style:paragraph-properties fo:margin-top="0cm" fo:margin-bottom="0.353cm" fo:line-height="100%" fo:text-align="center" style:justify-single-word="false" style:text-autospace="none"/>
      <style:text-properties style:font-name="Arial"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fo:line-height="115%" style:text-autospace="none"/>
      <style:text-properties style:font-name="Arial" fo:font-size="12pt" fo:language="zxx" fo:country="none" style:text-underline-style="none"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margin-top="0cm" fo:margin-bottom="0.353cm" fo:line-height="115%" style:text-autospace="none"/>
      <style:text-properties style:font-name="Arial" fo:font-size="14pt" fo:language="zxx" fo:country="none" style:text-underline-style="none" fo:font-weight="bold" style:font-name-asian="Arial1" style:font-size-asian="14pt" style:font-weight-asian="bold" style:font-name-complex="Arial1" style:font-size-complex="14pt" style:font-weight-complex="bold"/>
    </style:style>
    <style:style style:name="P7" style:family="paragraph" style:parent-style-name="Standard">
      <style:paragraph-properties fo:margin-left="0.635cm" fo:margin-right="0cm" fo:margin-top="0cm" fo:margin-bottom="0.353cm" fo:line-height="115%" fo:text-indent="0cm" style:auto-text-indent="false" style:text-autospace="none"/>
      <style:text-properties style:font-name="Arial" fo:font-size="12pt" fo:language="zxx" fo:country="none" style:text-underline-style="none" fo:font-weight="bold" style:font-name-asian="Arial1" style:font-size-asian="12pt" style:font-weight-asian="bold" style:font-name-complex="Arial1" style:font-size-complex="12pt" style:font-weight-complex="bold"/>
    </style:style>
    <style:style style:name="P8" style:family="paragraph" style:parent-style-name="Standard">
      <style:paragraph-properties fo:margin-left="0.635cm" fo:margin-right="0cm" fo:margin-top="0cm" fo:margin-bottom="0.353cm" fo:line-height="115%" fo:text-indent="0cm" style:auto-text-indent="false" style:text-autospace="none"/>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P9" style:family="paragraph" style:parent-style-name="Standard">
      <style:paragraph-properties fo:margin-left="0.635cm" fo:margin-right="0cm" fo:margin-top="0cm" fo:margin-bottom="0.353cm" fo:line-height="115%" fo:text-indent="0cm" style:auto-text-indent="false" style:text-autospace="none"/>
      <style:text-properties style:font-name="Arial"/>
    </style:style>
    <style:style style:name="P10" style:family="paragraph" style:parent-style-name="Standard">
      <style:paragraph-properties fo:margin-left="0.635cm" fo:margin-right="0cm" fo:margin-top="0cm" fo:margin-bottom="0.353cm" fo:line-height="115%" fo:text-indent="0cm" style:auto-text-indent="false" style:text-autospace="none"/>
      <style:text-properties style:font-name="Arial" fo:font-size="10pt" fo:language="zxx"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1" style:family="paragraph" style:parent-style-name="Standard">
      <style:paragraph-properties fo:margin-left="0.635cm" fo:margin-right="0cm" fo:margin-top="0cm" fo:margin-bottom="0.353cm" fo:line-height="115%" fo:text-indent="0cm" style:auto-text-indent="false" style:text-autospace="none"/>
      <style:text-properties style:font-name="Courier New" fo:font-size="9pt" fo:language="zxx" fo:country="none" style:text-underline-style="none" fo:font-weight="normal" style:font-name-asian="Arial1" style:font-size-asian="9pt" style:font-weight-asian="normal" style:font-name-complex="Arial1" style:font-size-complex="9pt" style:font-weight-complex="normal"/>
    </style:style>
    <style:style style:name="P12" style:family="paragraph" style:parent-style-name="Standard">
      <style:paragraph-properties fo:margin-left="0.635cm" fo:margin-right="0cm" fo:margin-top="0cm" fo:margin-bottom="0.353cm" fo:line-height="115%" fo:text-indent="0cm" style:auto-text-indent="false" style:text-autospace="none"/>
      <style:text-properties style:font-name="Courier New" fo:font-size="9pt" fo:language="zxx" fo:country="none" style:text-underline-style="none" fo:font-weight="normal" style:font-name-asian="Courier New" style:font-size-asian="9pt" style:font-weight-asian="normal" style:font-name-complex="Courier New" style:font-size-complex="9pt" style:font-weight-complex="normal"/>
    </style:style>
    <style:style style:name="P13" style:family="paragraph" style:parent-style-name="Standard">
      <style:paragraph-properties fo:margin-left="0.635cm" fo:margin-right="0cm" fo:margin-top="0cm" fo:margin-bottom="0.353cm" fo:line-height="115%" fo:text-indent="0cm" style:auto-text-indent="false" style:text-autospace="none"/>
      <style:text-properties style:font-name="Courier New" fo:font-size="10pt" fo:language="zxx"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4" style:family="paragraph" style:parent-style-name="Standard">
      <style:paragraph-properties fo:margin-left="0.635cm" fo:margin-right="0cm" fo:margin-top="0cm" fo:margin-bottom="0.353cm" fo:line-height="115%" fo:text-indent="0cm" style:auto-text-indent="false" style:text-autospace="none"/>
      <style:text-properties style:font-name="Courier New"/>
    </style:style>
    <style:style style:name="P15" style:family="paragraph" style:parent-style-name="Standard" style:master-page-name="Standard">
      <style:paragraph-properties fo:margin-top="0cm" fo:margin-bottom="0.353cm" fo:line-height="115%" fo:text-align="center" style:justify-single-word="false" style:page-number="auto" style:text-autospace="none"/>
      <style:text-properties style:font-name="Arial" fo:font-size="16pt" fo:language="zxx" fo:country="none" style:text-underline-style="solid" style:text-underline-width="auto" style:text-underline-color="font-color" style:font-size-asian="16pt" style:font-size-complex="16pt"/>
    </style:style>
    <style:style style:name="P16" style:family="paragraph" style:parent-style-name="Standard" style:list-style-name="L1">
      <style:paragraph-properties fo:margin-top="0cm" fo:margin-bottom="0.353cm" fo:line-height="115%" style:text-autospace="none"/>
      <style:text-properties style:font-name="Courier New"/>
    </style:style>
    <style:style style:name="P17"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P18"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style:style>
    <style:style style:name="P19" style:family="paragraph" style:parent-style-name="Standard">
      <style:paragraph-properties fo:margin-left="0cm" fo:margin-right="0cm" fo:margin-top="0cm" fo:margin-bottom="0.353cm" fo:line-height="115%" fo:text-indent="0cm" style:auto-text-indent="false" style:text-autospace="none"/>
      <style:text-properties style:font-name="Arial"/>
    </style:style>
    <style:style style:name="T1" style:family="text">
      <style:text-properties fo:font-size="12pt" fo:language="zxx" fo:country="none" style:text-underline-style="none" fo:font-weight="bold" style:font-size-asian="12pt" style:font-weight-asian="bold" style:font-size-complex="12pt" style:font-weight-complex="bold"/>
    </style:style>
    <style:style style:name="T2" style:family="text">
      <style:text-properties fo:font-size="9pt" fo:language="zxx" fo:country="none" style:text-underline-style="none" fo:font-weight="normal" style:font-name-asian="Arial1" style:font-size-asian="9pt" style:font-weight-asian="normal" style:font-name-complex="Arial1" style:font-size-complex="9pt" style:font-weight-complex="normal"/>
    </style:style>
    <style:style style:name="T3" style:family="text">
      <style:text-properties fo:font-size="9pt" fo:language="zxx" fo:country="none" style:text-underline-style="none" fo:font-weight="normal" style:font-name-asian="Calibri" style:font-size-asian="9pt" style:font-weight-asian="normal" style:font-name-complex="Calibri" style:font-size-complex="9pt" style:font-weight-complex="normal"/>
    </style:style>
    <style:style style:name="T4" style:family="text">
      <style:text-properties fo:font-size="9pt" fo:language="zxx" fo:country="none" style:text-underline-style="none" fo:font-weight="normal" style:font-name-asian="Courier New" style:font-size-asian="9pt" style:font-weight-asian="normal" style:font-name-complex="Courier New" style:font-size-complex="9pt" style:font-weight-complex="normal"/>
    </style:style>
    <style:style style:name="T5" style:family="text">
      <style:text-properties fo:font-size="9pt" fo:language="zxx" fo:country="none" style:text-underline-style="none" fo:font-weight="bold" style:font-name-asian="Arial1" style:font-size-asian="9pt" style:font-weight-asian="bold" style:font-name-complex="Arial1" style:font-size-complex="9pt" style:font-weight-complex="bold"/>
    </style:style>
    <style:style style:name="T6" style:family="text">
      <style:text-properties fo:font-size="9pt" style:text-underline-style="none" fo:font-weight="normal" style:font-size-asian="9pt" style:font-weight-asian="normal" style:font-size-complex="9pt" style:font-weight-complex="normal"/>
    </style:style>
    <style:style style:name="T7" style:family="text">
      <style:text-properties fo:font-size="9pt" style:text-underline-style="none" style:font-size-asian="9pt" style:font-size-complex="9pt"/>
    </style:style>
    <style:style style:name="T8" style:family="text">
      <style:text-properties fo:font-size="16pt" fo:language="zxx" fo:country="none" style:text-underline-style="none" fo:font-weight="bold" style:font-size-asian="16pt" style:font-weight-asian="bold" style:font-size-complex="16pt" style:font-weight-complex="bold"/>
    </style:style>
    <style:style style:name="T9" style:family="text">
      <style:text-properties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0" style:family="text">
      <style:text-properties style:font-name="Courier New"/>
    </style:style>
    <style:style style:name="T11" style:family="text">
      <style:text-properties style:font-name="Courier New" fo:font-size="9pt" fo:language="zxx" fo:country="none" style:text-underline-style="none" fo:font-weight="normal" style:font-name-asian="Courier New" style:font-size-asian="9pt" style:font-weight-asian="normal" style:font-name-complex="Courier New" style:font-size-complex="9pt" style:font-weight-complex="normal"/>
    </style:style>
    <style:style style:name="T12" style:family="text">
      <style:text-properties fo:color="#000000" style:font-name-asian="Consolas" style:font-name-complex="Consolas"/>
    </style:style>
    <style:style style:name="T13" style:family="text">
      <style:text-properties fo:color="#000000" fo:font-weight="bold" style:font-name-asian="Consolas" style:font-weight-asian="bold" style:font-name-complex="Consolas" style:font-weight-complex="bold"/>
    </style:style>
    <style:style style:name="T14" style:family="text">
      <style:text-properties style:font-name="Arial"/>
    </style:style>
    <style:style style:name="T15" style:family="text">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FC: Refactory plan for ChEOPSJ</text:p>
      <text:p text:style-name="P1"><text:span text:style-name="T1">Introduction</text:span><text:span text:style-name="T8"> </text:span></text:p>
      <text:p text:style-name="P2">After looking at the class blueprints and their interactions in codecity, we learned that the classes SVNConnector and SVNLogEntryHandler are only being used by the class DistillChanges (more precisely only in its methods: ExtractChangesFromJavaFiles(), iterateRevisions() and updateOneRev(). We also noticed that both SVN related classes almost have no interaction with each other!</text:p>
      <text:p text:style-name="P4"><draw:frame draw:style-name="fr1" draw:name="graphics1" text:anchor-type="as-char" svg:width="10.499cm" svg:height="8.467cm" draw:z-index="0"><draw:image xlink:href="Pictures/20000008000047EF00003F90FAD31C99.wmf" xlink:type="simple" xlink:show="embed" xlink:actuate="onLoad"/></draw:frame></text:p>
      <text:p text:style-name="P3"><text:tab/>We can see that there are 11 methods being used (6 of the SVNConnector class, 5 of the SVNLogEntryHandler) by the DistillChanges class, these will be provided in common interfaces.</text:p>
      <text:p text:style-name="P3">For making our refactoring succesful and preventing risks, we won't use a big bang integration. In one of the SVNConnector methods (getCommitMessage) we see that it uses SVNLogEntryHandler. Therefore we will first focus on refactoring the SVNLogEntryHandler and afterwards refactor the SVNConnector. It's very important to work in schematic well ordered steps!</text:p>
      <text:p text:style-name="P6">1 Refactoring of LogEntryHandler</text:p>
      <text:p text:style-name="P7">Aspects</text:p>
      <text:list xml:id="list5742359334943566585" text:style-name="RTF_5f_Num_20_2">
        <text:list-item>
          <text:p text:style-name="P17">LogEntryHandler Interface with shared functions that are currently in the SVNLogEntryHandler Class</text:p>
        </text:list-item>
        <text:list-item>
          <text:p text:style-name="P17">For each kind of repository (Git, SVN, …) a logentryhandler class (SVNLogEntryHandler, GITLogEntryHandler, …) which implements the LogEntryHandler interface.</text:p>
        </text:list-item>
        <text:list-item>
          <text:p text:style-name="P17">Factory pattern to create the LogEntryHandler of choice</text:p>
        </text:list-item>
        <text:list-item>
          <text:p text:style-name="P17">Singleton pattern, because there can be only one factory object, SVNLogEntryHandler object, GITLogEntryHandler object, ...</text:p>
        </text:list-item>
        <text:list-item>
          <text:p text:style-name="P18"><text:span text:style-name="T2">The use of a property file instead of hardcoded configurations.</text:span><text:span text:style-name="T9"><text:line-break/></text:span><text:span text:style-name="T2"><text:tab/>Possible ways to handle this: ordered from worst to best: </text:span><text:span text:style-name="T9"><text:line-break/><text:tab/><text:tab/></text:span><text:span text:style-name="T3">1) Hardcoded Configs (currently)<text:line-break/><text:tab/><text:tab/>2) Config XML/property file<text:line-break/><text:tab/><text:tab/>3) Own Plugin with preferences (however this goes out of the scope of <text:line-break/><text:tab/><text:tab/>our time frame and project description)</text:span></text:p>
        </text:list-item>
      </text:list>
      <text:p text:style-name="P7"><text:soft-page-break/>Package Structure</text:p>
      <text:p text:style-name="P8">The package 'svnconnection' will be renamed to connections.</text:p>
      <text:list xml:id="list1055303591860056601" text:style-name="L1">
        <text:list-item>
          <text:p text:style-name="P16"><text:span text:style-name="T4">be.ac.ua.ansymo.cheopsj.distiller.connections<text:line-break/>-- RepositoryFactory.java (factory)<text:line-break/>-- connectors (package)<text:line-break/> <text:s text:c="5"/>--- RepositoryConnector (interface)<text:line-break/> <text:s text:c="5"/>--- impl (package)<text:line-break/><text:tab/> <text:s text:c="5"/>---- GITConnector (class)<text:line-break/><text:tab/> <text:s text:c="5"/>---- SVNConnector (class)<text:line-break/>-- loghandler (package)<text:line-break/> <text:s text:c="5"/>--- RepositoryLogHandler (interface)<text:line-break/> <text:s text:c="5"/>--- impl (package)<text:line-break/><text:tab/> <text:s text:c="5"/>---- GITLogEntryHandler (class)<text:line-break/><text:tab/> <text:s text:c="5"/>---- SVNLogEntryHandler (class)</text:span><text:span text:style-name="T15"><text:line-break/><text:tab/></text:span></text:p>
        </text:list-item>
      </text:list>
      <text:p text:style-name="P7">Properties file</text:p>
      <text:p text:style-name="P8">Because the location of a file is rather hard to find at runtime when using plugins, the location to the file can be passed to the factory, this way the factory can read what kind of object it should return, it will be passed further on to the LogEntryHandler class itself, so those can read the url, username and passwords out of it!</text:p>
      <text:p text:style-name="P9"><text:span text:style-name="T2">The structure would be something like:<text:line-break/><text:line-break/></text:span><text:span text:style-name="T11">type_in_use = SVN<text:line-break/>SVN_username = <text:s/>abc<text:line-break/>SVN_password = def<text:line-break/>SVN_url = http:...</text:span></text:p>
      <text:p text:style-name="P12">GIT_username = xyz<text:line-break/>GIT_password = klm<text:line-break/>GIT_url = http:...</text:p>
      <text:p text:style-name="P11"/>
      <text:p text:style-name="P7">LogEntryHandler &lt;interface&gt;</text:p>
      <text:p text:style-name="P12">interface LogEntryHandler{<text:line-break/><text:tab/>getChangedPaths();<text:line-break/><text:tab/><text:span text:style-name="T12">String getMessage();<text:line-break/><text:tab/></text:span><text:span text:style-name="T12">String getUser();</text:span><text:span text:style-name="T12"><text:line-break/><text:tab/></text:span><text:span text:style-name="T12">Date getDate();</text:span></text:p>
      <text:p text:style-name="P12">}</text:p>
      <text:p text:style-name="P7">SVNLogEntryHandler &amp; GITLogEntryHandler &lt;class&gt;</text:p>
      <text:p text:style-name="P11">class SVNLogEntryHandler implements LogEntryHandler{<text:line-break/><text:tab/>SVNLogEntryHandler();<text:line-break/><text:tab/>//implementation of the 5 functions of the interface<text:line-break/><text:tab/>LogEntryHandler getLogEntryHandler(File configFile);<text:line-break/><text:tab/>//will be explained below</text:p>
      <text:p text:style-name="P11">}</text:p>
      <text:p text:style-name="P11">class GITLogEntryHandler implements LogEntryHandler{<text:line-break/><text:tab/>GITLogEntryHandler();<text:line-break/><text:tab/>//implementation of the 5 functions of the interface<text:line-break/><text:tab/>LogEntryHandler getLogEntryHandler(File configFile);<text:line-break/><text:tab/>//will be explained below</text:p>
      <text:p text:style-name="P11"><text:soft-page-break/>}</text:p>
      <text:p text:style-name="P11"/>
      <text:p text:style-name="P7">Possible improvement for the future</text:p>
      <text:p text:style-name="P8">In case we notice that there is a lot of shared common functionality between all LogEntryHandler classes, we could add an abstract class which gets extended, this way common private functions can be used. However our first goal is making it work, then make it better!</text:p>
      <text:p text:style-name="P8"/>
      <text:p text:style-name="P7">RepositoryFactory</text:p>
      <text:p text:style-name="P8">The factory will provide the function:<text:span text:style-name="T10"><text:line-break/></text:span><text:span text:style-name="T10">LogEntryHandler</text:span><text:span text:style-name="T10"> RepositoryFactory.</text:span><text:span text:style-name="T10">getLogEntryHandler</text:span><text:span text:style-name="T10">(File configFile);</text:span></text:p>
      <text:p text:style-name="P8">which returns an object that implements the interface LogEntryHandler.</text:p>
      <text:p text:style-name="P10">Singleton<text:line-break/><text:span text:style-name="T6">The repositoryFactory (as well as the </text:span><text:span text:style-name="T6">Handlers</text:span><text:span text:style-name="T6"> </text:span><text:span text:style-name="T6">themselves</text:span><text:span text:style-name="T6">) are singletons, therefore only one object can be created out of it. This is done as follows:</text:span></text:p>
      <text:p text:style-name="P11">public class RepositoryFactory{</text:p>
      <text:p text:style-name="P11"><text:tab/>static private RepositoryFactory singleton;</text:p>
      <text:p text:style-name="P13"><text:span text:style-name="T6"><text:tab/></text:span><text:span text:style-name="T7">private</text:span><text:span text:style-name="T6"> RepositoryFactory();<text:line-break/><text:tab/>//this is made private so other classes can't create a new object by just calling <text:tab/>new RepositoryFactory();</text:span></text:p>
      <text:p text:style-name="P14"><text:span text:style-name="T2"><text:tab/></text:span><text:span text:style-name="T5">private</text:span><text:span text:style-name="T2"> static RepositoryFactory getFactory(){<text:line-break/><text:tab/><text:tab/>if(singleton == null){<text:line-break/><text:tab/><text:tab/><text:tab/>singleton = new RepositoryFactory();<text:line-break/><text:tab/><text:tab/>}<text:line-break/><text:tab/><text:tab/>return singleton;<text:line-break/><text:tab/>}</text:span></text:p>
      <text:p text:style-name="P11"><text:tab/>public static LogEntryHandler getLogEntryHandler(File configFile){<text:line-break/><text:tab/><text:tab/>RepositoryFactory factory = RepositoryFactory.getFactory(File configFile);<text:line-break/><text:tab/><text:tab/>LogEntryHandler LEH = factory.instantiateHandler();<text:line-break/><text:tab/><text:tab/>return LEH;<text:line-break/><text:tab/>}</text:p>
      <text:p text:style-name="P11"><text:tab/>private LogEntryHandler instantiateHandler(File configFile){<text:line-break/><text:tab/><text:tab/>String type = fetchFromPropertiesFile(File,type_in_use);</text:p>
      <text:p text:style-name="P11"><text:tab/><text:tab/>if(type.equalsIgnoreCase(“svn”){<text:line-break/><text:tab/><text:tab/><text:tab/>return SVNLogEntryHandler.getLogEntryHandler();<text:line-break/><text:tab/><text:tab/>}else if(type.equalsIgnoreCase(“git”){<text:line-break/><text:tab/><text:tab/><text:tab/>return GITLogEntryHandler.getLogEntryHandler();<text:line-break/><text:tab/><text:tab/>}<text:line-break/><text:tab/>}</text:p>
      <text:p text:style-name="P11">}</text:p>
      <text:p text:style-name="P7">SVNLogEntryHandler getLogEntryHandler function (same for GITLogEntryHandler)</text:p>
      <text:p text:style-name="P11">public static LogEntryHandler getLogEntryHandler(){<text:line-break/><text:tab/>if(singleton == null){<text:line-break/><text:tab/><text:tab/>singleton = new SVNLogEntryHandler();<text:line-break/><text:tab/>}<text:line-break/><text:soft-page-break/><text:tab/>return singleton;<text:line-break/>}</text:p>
      <text:p text:style-name="P10"/>
      <text:p text:style-name="P10">Singleton<text:line-break/><text:span text:style-name="T6">Like said above, the </text:span><text:span text:style-name="T6">LogEntryHandler</text:span><text:span text:style-name="T6"> classes </text:span><text:span text:style-name="T6">them</text:span><text:span text:style-name="T6">sel</text:span><text:span text:style-name="T6">ves</text:span><text:span text:style-name="T6"> are singletons too, therefor</text:span><text:span text:style-name="T6">e</text:span><text:span text:style-name="T6"> they should also have:</text:span></text:p>
      <text:p text:style-name="P11">static private SVNLogEntryHandler singleton;<text:line-break/>private SVNLogEntryHandler();<text:span text:style-name="T14"><text:line-break/><text:line-break/></text:span></text:p>
      <text:p text:style-name="P5">2 Refactoring of connector</text:p>
      <text:p text:style-name="P7">Aspects</text:p>
      <text:list xml:id="list40746387" text:continue-list="list5742359334943566585" text:style-name="RTF_5f_Num_20_2">
        <text:list-item>
          <text:p text:style-name="P17">RepositoryConnector Interface with shared functions that are currently in the SVNConnector</text:p>
        </text:list-item>
        <text:list-item>
          <text:p text:style-name="P17">For each kind of repository (Git, SVN, ... ) a connector class (SVNConnector, GITConnector, ..) which implements the RepositoryConnector interface.</text:p>
        </text:list-item>
        <text:list-item>
          <text:p text:style-name="P17">Factory pattern to create the connector of choice</text:p>
        </text:list-item>
        <text:list-item>
          <text:p text:style-name="P17">Singleton pattern, because there can be only one factory object, SVNConnector object, GITConnector object, ...</text:p>
        </text:list-item>
      </text:list>
      <text:p text:style-name="P19"/>
      <text:p text:style-name="P7">RepositoryConnector &lt;interface&gt;</text:p>
      <text:p text:style-name="P12">interface RepositoryConnector{<text:line-break/><text:tab/>void initialize();<text:line-break/><text:tab/>void updateToRevision(File, long, IProgressMonitor);<text:line-break/><text:tab/>long getCurrentRevision(File);<text:span text:style-name="T13"><text:line-break/><text:tab/></text:span><text:span text:style-name="T12">void getCommitMessage(File , long , LogEntryHandler);<text:line-break/><text:tab/>String getFileContents(String, long );</text:span></text:p>
      <text:p text:style-name="P12">}</text:p>
      <text:p text:style-name="P7">SVNConnector &amp; GITConnector &lt;class&gt;</text:p>
      <text:p text:style-name="P11">class SVNConnector implements RepositoryConnector{<text:line-break/><text:tab/>SVNConnector();<text:line-break/><text:tab/>//implementation of the 5 functions of the interface<text:line-break/><text:tab/>RepositoryConnector getConnector(File configFile);<text:line-break/><text:tab/>//will be explained below</text:p>
      <text:p text:style-name="P11">}</text:p>
      <text:p text:style-name="P11">class GITConnector implements RepositoryConnector{<text:line-break/><text:tab/>GITConnector();<text:line-break/><text:tab/>//implementation of the 5 functions of the interface<text:line-break/><text:tab/>RepositoryConnector getConnector(File configFile);<text:line-break/><text:tab/>//will be explained below</text:p>
      <text:p text:style-name="P11">}</text:p>
      <text:p text:style-name="P7">Possible improvement for the future</text:p>
      <text:p text:style-name="P8">In case we notice that there is a lot of shared common functionality between all Connector/LogEntryHandler classes, we could add an abstract class which gets extended, this way common private functions can be used. However our first goal is making it work, then make it better!</text:p>
      <text:p text:style-name="P8"><text:soft-page-break/></text:p>
      <text:p text:style-name="P7">RepositoryFactory</text:p>
      <text:p text:style-name="P8">Add functionality to the factory to create Connectors:</text:p>
      <text:p text:style-name="P11">RepositoryConnector RepositoryFactory.getConnector(File configFile);</text:p>
      <text:p text:style-name="P8">which returns an object that implements the interface RepositoryConnector. This will be done in the same way as mentioned above.</text:p>
      <text:p text:style-name="P10">Singleton</text:p>
      <text:p text:style-name="P11">public class RepositoryFactory{</text:p>
      <text:p text:style-name="P11"><text:tab/>static private RepositoryFactory singleton;</text:p>
      <text:p text:style-name="P13"><text:span text:style-name="T6"><text:tab/></text:span><text:span text:style-name="T7">private</text:span><text:span text:style-name="T6"> RepositoryFactory();<text:line-break/><text:tab/>//this is made private so other classes can't create a new object by just calling <text:tab/>new RepositoryFactory();</text:span></text:p>
      <text:p text:style-name="P13"><text:span text:style-name="T6"><text:tab/></text:span><text:span text:style-name="T7">private</text:span><text:span text:style-name="T6"> static RepositoryFactory getFactory(){<text:line-break/><text:tab/><text:tab/>if(singleton == null){<text:line-break/><text:tab/><text:tab/><text:tab/>singleton = new RepositoryFactory();<text:line-break/><text:tab/><text:tab/>}<text:line-break/><text:tab/><text:tab/>return singleton;<text:line-break/><text:tab/>}</text:span></text:p>
      <text:p text:style-name="P11"><text:tab/>public static RepositoryConnector getConnector(File configFile){<text:line-break/><text:tab/><text:tab/>RepositoryFactory factory = RepositoryFactory.getFactory();<text:line-break/><text:tab/><text:tab/>RepositoryConnection RC = factory.instantiateConnection(File configFile);<text:line-break/><text:tab/><text:tab/>return RC;<text:line-break/><text:tab/>}</text:p>
      <text:p text:style-name="P11"><text:tab/>private RepositoryConnector instantiateConnection(File configFile){<text:line-break/><text:tab/><text:tab/>String type = fetchFromPropertiesFile(File,type_in_use);</text:p>
      <text:p text:style-name="P14"><text:span text:style-name="T2"><text:tab/><text:tab/>if(type.</text:span><text:span text:style-name="T6">equalsIgnoreCase(“svn”){<text:line-break/><text:tab/><text:tab/><text:tab/>return SVNConnector.getConnector(File configFile);<text:line-break/><text:tab/><text:tab/>}else if(</text:span><text:span text:style-name="T2">type.</text:span><text:span text:style-name="T6">equalsIgnoreCase(“git”){<text:line-break/><text:tab/><text:tab/><text:tab/>return GITConnector.getConnector(File configFile);<text:line-break/><text:tab/><text:tab/>}</text:span><text:span text:style-name="T2"><text:line-break/><text:tab/>}</text:span></text:p>
      <text:p text:style-name="P7">SVNConnector's getConnector function (same for GITConnector)</text:p>
      <text:p text:style-name="P11">public static RepositoryConnector getConnector(File configFile){<text:line-break/><text:tab/>if(singleton == null){<text:line-break/><text:tab/><text:tab/>String username = fetchFromPropertiesFile(File,SVN_username);<text:line-break/><text:tab/><text:tab/>String password = fetchFromPropertiesFile(File,SVN_password);<text:line-break/><text:tab/><text:tab/>singleton = new SVNConnector(username,password);<text:line-break/><text:tab/>}<text:line-break/><text:tab/>return singleton;<text:line-break/>}</text:p>
      <text:p text:style-name="P10">Singleton<text:line-break/><text:span text:style-name="T6">Like said above, the Connector classes itself are singletons too, therefor</text:span><text:span text:style-name="T6">e</text:span><text:span text:style-name="T6"> they should also have:</text:span></text:p>
      <text:p text:style-name="P11">static private SVNConnector singleton;<text:line-break/>private SVNConnector(username,passwo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Janssens </meta:initial-creator>
    <meta:creation-date>2013-08-15T01:35:39.79</meta:creation-date>
    <dc:date>2013-08-20T20:58:28.82</dc:date>
    <meta:editing-duration>PT7H14M31S</meta:editing-duration>
    <meta:editing-cycles>46</meta:editing-cycles>
    <meta:generator>OpenOffice/4.0.0$Win32 OpenOffice.org_project/400m3$Build-9702</meta:generator>
    <dc:creator>Daan Janssens </dc:creator>
    <meta:document-statistic meta:table-count="0" meta:image-count="1" meta:object-count="0" meta:page-count="5" meta:paragraph-count="78" meta:word-count="1006" meta:character-count="8443"/>
  </office:meta>
</office:document-meta>
</file>